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0dd2f7" officeooo:paragraph-rsid="003a0416" style:font-style-asian="normal" style:font-style-complex="normal"/>
    </style:style>
    <style:style style:name="P3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4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5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6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7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8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627d8" officeooo:paragraph-rsid="002627d8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ac612" officeooo:paragraph-rsid="000ac612"/>
    </style:style>
    <style:style style:name="P11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12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13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14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15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16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17" style:family="paragraph" style:parent-style-name="Standard">
      <style:text-properties officeooo:rsid="000c6720" officeooo:paragraph-rsid="000c6720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0ae3b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20eea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64c93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110f5b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fo:font-weight="normal" officeooo:rsid="0034b28f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3561a5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3561a5" officeooo:paragraph-rsid="003711fe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3bf25a" officeooo:paragraph-rsid="003bf25a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3e6c7f" officeooo:paragraph-rsid="003e6c7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3f0e8c" officeooo:paragraph-rsid="003f0e8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5f779b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661db8" officeooo:paragraph-rsid="00661db8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normal" officeooo:rsid="0067269b" officeooo:paragraph-rsid="0067269b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720eea" officeooo:paragraph-rsid="00733e7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3561a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3bf25a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0744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b28f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6bf15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b211b" officeooo:paragraph-rsid="006bf15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108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109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110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111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112" style:family="paragraph" style:parent-style-name="Standard">
      <style:text-properties fo:font-size="12pt" officeooo:rsid="005dcd96" officeooo:paragraph-rsid="005dcd96" style:font-size-asian="12pt" style:font-size-complex="12pt"/>
    </style:style>
    <style:style style:name="P113" style:family="paragraph" style:parent-style-name="Standard">
      <style:text-properties fo:font-size="12pt" officeooo:rsid="005c5fe5" officeooo:paragraph-rsid="005c5fe5" style:font-size-asian="12pt" style:font-size-complex="12pt"/>
    </style:style>
    <style:style style:name="P114" style:family="paragraph" style:parent-style-name="Standard">
      <style:text-properties fo:font-weight="normal" officeooo:rsid="000f8d5d" officeooo:paragraph-rsid="00307247" style:font-weight-asian="normal" style:font-weight-complex="normal"/>
    </style:style>
    <style:style style:name="P115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weight="normal" officeooo:rsid="0017e649" officeooo:paragraph-rsid="0017e649" style:font-weight-asian="normal" style:font-weight-complex="normal"/>
    </style:style>
    <style:style style:name="P117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118" style:family="paragraph" style:parent-style-name="Standard">
      <style:text-properties officeooo:rsid="0009d20a" officeooo:paragraph-rsid="0030fe08"/>
    </style:style>
    <style:style style:name="P119" style:family="paragraph" style:parent-style-name="Standard">
      <style:text-properties officeooo:rsid="0002ab6e" officeooo:paragraph-rsid="00337396"/>
    </style:style>
    <style:style style:name="P120" style:family="paragraph" style:parent-style-name="Standard">
      <style:text-properties officeooo:rsid="00328a78" officeooo:paragraph-rsid="00328a78"/>
    </style:style>
    <style:style style:name="P121" style:family="paragraph" style:parent-style-name="Standard">
      <style:text-properties officeooo:rsid="00328a78" officeooo:paragraph-rsid="00365fd4"/>
    </style:style>
    <style:style style:name="P122" style:family="paragraph" style:parent-style-name="Standard">
      <style:text-properties officeooo:rsid="00328a78" officeooo:paragraph-rsid="003711fe"/>
    </style:style>
    <style:style style:name="P123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124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125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126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127" style:family="paragraph" style:parent-style-name="Standard">
      <style:text-properties officeooo:rsid="00337396" officeooo:paragraph-rsid="00365fd4"/>
    </style:style>
    <style:style style:name="P128" style:family="paragraph" style:parent-style-name="Standard">
      <style:paragraph-properties fo:text-align="start" style:justify-single-word="false"/>
      <style:text-properties officeooo:paragraph-rsid="003e6c7f"/>
    </style:style>
    <style:style style:name="P129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text-properties officeooo:rsid="00341b7b" officeooo:paragraph-rsid="003711fe"/>
    </style:style>
    <style:style style:name="P131" style:family="paragraph" style:parent-style-name="Standard">
      <style:text-properties fo:color="#cc0000" officeooo:rsid="00328a78" officeooo:paragraph-rsid="00365fd4"/>
    </style:style>
    <style:style style:name="P132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133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134" style:family="paragraph" style:parent-style-name="Standard">
      <style:text-properties style:text-underline-style="solid" style:text-underline-width="auto" style:text-underline-color="font-color" officeooo:rsid="00341b7b" officeooo:paragraph-rsid="005dcd96"/>
    </style:style>
    <style:style style:name="P135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136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3fd96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officeooo:rsid="000f1735"/>
    </style:style>
    <style:style style:name="T8" style:family="text">
      <style:text-properties officeooo:rsid="000f8d5d"/>
    </style:style>
    <style:style style:name="T9" style:family="text">
      <style:text-properties officeooo:rsid="00114857"/>
    </style:style>
    <style:style style:name="T10" style:family="text">
      <style:text-properties fo:font-style="normal" officeooo:rsid="00170685" style:font-style-asian="normal" style:font-style-complex="normal"/>
    </style:style>
    <style:style style:name="T11" style:family="text">
      <style:text-properties fo:font-style="normal" officeooo:rsid="00337396" style:font-style-asian="normal" style:font-style-complex="normal"/>
    </style:style>
    <style:style style:name="T12" style:family="text">
      <style:text-properties officeooo:rsid="00198f90"/>
    </style:style>
    <style:style style:name="T13" style:family="text">
      <style:text-properties officeooo:rsid="001a52aa"/>
    </style:style>
    <style:style style:name="T14" style:family="text">
      <style:text-properties officeooo:rsid="001c16c2"/>
    </style:style>
    <style:style style:name="T15" style:family="text">
      <style:text-properties officeooo:rsid="0021e631"/>
    </style:style>
    <style:style style:name="T16" style:family="text">
      <style:text-properties officeooo:rsid="002627d8"/>
    </style:style>
    <style:style style:name="T17" style:family="text">
      <style:text-properties officeooo:rsid="002b211b"/>
    </style:style>
    <style:style style:name="T18" style:family="text">
      <style:text-properties officeooo:rsid="002dba3c"/>
    </style:style>
    <style:style style:name="T19" style:family="text">
      <style:text-properties fo:font-size="12pt" fo:font-style="normal" fo:font-weight="normal" officeooo:rsid="003e6c7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30724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a026f" style:font-weight-asian="normal" style:font-weight-complex="normal"/>
    </style:style>
    <style:style style:name="T23" style:family="text">
      <style:text-properties fo:font-weight="normal" officeooo:rsid="002720ed" style:font-weight-asian="normal" style:font-weight-complex="normal"/>
    </style:style>
    <style:style style:name="T24" style:family="text">
      <style:text-properties fo:font-weight="normal" officeooo:rsid="0029f688" style:font-weight-asian="normal" style:font-weight-complex="normal"/>
    </style:style>
    <style:style style:name="T25" style:family="text">
      <style:text-properties fo:font-weight="normal" officeooo:rsid="0070ae3b" style:font-weight-asian="normal" style:font-weight-complex="normal"/>
    </style:style>
    <style:style style:name="T26" style:family="text">
      <style:text-properties fo:font-weight="normal" officeooo:rsid="00720eea" style:font-weight-asian="normal" style:font-weight-complex="normal"/>
    </style:style>
    <style:style style:name="T27" style:family="text">
      <style:text-properties officeooo:rsid="0030fe08"/>
    </style:style>
    <style:style style:name="T28" style:family="text">
      <style:text-properties officeooo:rsid="00337396"/>
    </style:style>
    <style:style style:name="T29" style:family="text">
      <style:text-properties officeooo:rsid="00341b7b"/>
    </style:style>
    <style:style style:name="T30" style:family="text">
      <style:text-properties officeooo:rsid="003561a5"/>
    </style:style>
    <style:style style:name="T31" style:family="text">
      <style:text-properties officeooo:rsid="00365fd4"/>
    </style:style>
    <style:style style:name="T32" style:family="text">
      <style:text-properties officeooo:rsid="003711fe"/>
    </style:style>
    <style:style style:name="T33" style:family="text">
      <style:text-properties officeooo:rsid="0038ea46"/>
    </style:style>
    <style:style style:name="T34" style:family="text">
      <style:text-properties officeooo:rsid="003a0416"/>
    </style:style>
    <style:style style:name="T35" style:family="text">
      <style:text-properties officeooo:rsid="003f0e8c"/>
    </style:style>
    <style:style style:name="T36" style:family="text">
      <style:text-properties officeooo:rsid="0040a5be"/>
    </style:style>
    <style:style style:name="T37" style:family="text">
      <style:text-properties officeooo:rsid="00430465"/>
    </style:style>
    <style:style style:name="T38" style:family="text">
      <style:text-properties officeooo:rsid="0051c30d"/>
    </style:style>
    <style:style style:name="T39" style:family="text">
      <style:text-properties fo:font-style="italic" officeooo:rsid="0055f6c5" style:font-style-asian="italic" style:font-style-complex="italic"/>
    </style:style>
    <style:style style:name="T40" style:family="text">
      <style:text-properties fo:font-style="italic" officeooo:rsid="0055673a" style:font-style-asian="italic" style:font-style-complex="italic"/>
    </style:style>
    <style:style style:name="T41" style:family="text">
      <style:text-properties style:text-underline-style="solid" style:text-underline-width="auto" style:text-underline-color="font-color" officeooo:rsid="0055673a"/>
    </style:style>
    <style:style style:name="T42" style:family="text">
      <style:text-properties officeooo:rsid="0058adf0"/>
    </style:style>
    <style:style style:name="T43" style:family="text">
      <style:text-properties officeooo:rsid="005aaccd"/>
    </style:style>
    <style:style style:name="T44" style:family="text">
      <style:text-properties officeooo:rsid="005c5fe5"/>
    </style:style>
    <style:style style:name="T45" style:family="text">
      <style:text-properties officeooo:rsid="005dcd96"/>
    </style:style>
    <style:style style:name="T46" style:family="text">
      <style:text-properties officeooo:rsid="005efab5"/>
    </style:style>
    <style:style style:name="T47" style:family="text">
      <style:text-properties officeooo:rsid="005f779b"/>
    </style:style>
    <style:style style:name="T48" style:family="text">
      <style:text-properties officeooo:rsid="00618ce8"/>
    </style:style>
    <style:style style:name="T49" style:family="text">
      <style:text-properties officeooo:rsid="0062b904"/>
    </style:style>
    <style:style style:name="T50" style:family="text">
      <style:text-properties officeooo:rsid="0062d292"/>
    </style:style>
    <style:style style:name="T51" style:family="text">
      <style:text-properties officeooo:rsid="006341db"/>
    </style:style>
    <style:style style:name="T52" style:family="text">
      <style:text-properties officeooo:rsid="0064c933"/>
    </style:style>
    <style:style style:name="T53" style:family="text">
      <style:text-properties officeooo:rsid="0067269b"/>
    </style:style>
    <style:style style:name="T54" style:family="text">
      <style:text-properties officeooo:rsid="006a69da"/>
    </style:style>
    <style:style style:name="T55" style:family="text">
      <style:text-properties officeooo:rsid="006eb201"/>
    </style:style>
    <style:style style:name="T56" style:family="text">
      <style:text-properties officeooo:rsid="00720eea"/>
    </style:style>
    <style:style style:name="T57" style:family="text">
      <style:text-properties officeooo:rsid="00733e7b"/>
    </style:style>
    <style:style style:name="T58" style:family="text">
      <style:text-properties officeooo:rsid="0055673a"/>
    </style:style>
    <style:style style:name="T59" style:family="text">
      <style:text-properties officeooo:rsid="007471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Testy systemu logowania i zgłaszania błędów</text:p>
      <text:p text:style-name="P29"/>
      <text:p text:style-name="P27">W systemie można wyróżnić trzy <text:span text:style-name="T16">podstawowe,</text:span> <text:span text:style-name="T56">bezpośrednio ze sobą niepowiązane funkcjonalności</text:span>:</text:p>
      <text:p text:style-name="P27">1. rejestracja logów (logs),</text:p>
      <text:p text:style-name="P28">2. <text:span text:style-name="T52">rejestracja błędu i generowanie raportu (crash reports)</text:span></text:p>
      <text:p text:style-name="P27">3. wysyłanie <text:span text:style-name="T52">raportu (do sentry)</text:span>.</text:p>
      <text:p text:style-name="P14"/>
      <text:p text:style-name="P117"><text:span text:style-name="T33">Pierwsza</text:span> funkcjonalnoś<text:span text:style-name="T33">ć</text:span> działa w sposób niewidoczny dla użytkownika. <text:span text:style-name="T33">Jej</text:span> testowanie <text:span text:style-name="T48">oparte jest</text:span> na przetestowaniu wierzchniej warstwy implementacji. W <text:span text:style-name="T33">dwóch pozostałych przypadkach użytkownik zostaje poinformowany o wystąpieniu błędu. Dlatego jednocześnie testuje się w nich działanie interfejsu graficznego.</text:span></text:p>
      <text:p text:style-name="P14"/>
      <text:p text:style-name="P14"><text:span text:style-name="T30">P</text:span>odstawowe przypadki użycia</text:p>
      <text:p text:style-name="P15"/>
      <text:p text:style-name="P115"><text:span text:style-name="T28">W</text:span>yróżni<text:span text:style-name="T28">a się</text:span> trzy podst<text:span text:style-name="T49">a</text:span>wowe sposoby użycia systemu:</text:p>
      <text:p text:style-name="P15"/>
      <text:p text:style-name="P119"><text:span text:style-name="T28">A</text:span>. Użytkownik chce wczytać zapisany sygnał.</text:p>
      <text:p text:style-name="P119"/>
      <text:p text:style-name="P123"><text:span text:style-name="T20">$</text:span> svarog <text:span text:style-name="T10">(tryb offline)</text:span></text:p>
      <text:p text:style-name="P119"/>
      <text:p text:style-name="P119"><text:span text:style-name="T28">B</text:span>. Użytkownik chce uruchomić wybrany scenariusz <text:span text:style-name="T1">bez analizowania sygnału</text:span>.</text:p>
      <text:p text:style-name="P119"/>
      <text:p text:style-name="P123"><text:span text:style-name="T20">$</text:span> obci gui</text:p>
      <text:p text:style-name="P119"/>
      <text:p text:style-name="P119"><text:span text:style-name="T28">C</text:span>. Użytkownik chce uruchomić scenariusz i analizować sygnał online.</text:p>
      <text:p text:style-name="P126"/>
      <text:p text:style-name="P135"><text:span text:style-name="T20">$</text:span> svarog &amp; obci gui <text:span text:style-name="T10">(załadowanie scenariusza eksperymentu z poziomu </text:span><text:span text:style-name="T11">S</text:span><text:span text:style-name="T10">varog-a)</text:span></text:p>
      <text:p text:style-name="P125">lub</text:p>
      <text:p text:style-name="P125">$ obci gui &amp; svarog (uruchomienie scenariusza i podłączenie do niego Svarog-a)</text:p>
      <text:p text:style-name="P41"/>
      <text:p text:style-name="P60">Przypadek A został uwzględniony tylko w pierwszym scenariuszu testowym. <text:span text:style-name="T57">Jeżeli </text:span>uruchamiani<text:span text:style-name="T57">a</text:span> Svarog-a całkowiecie niezależnie od obci_servera<text:span text:style-name="T57"> zostanie uznane za przewidywany przypadek użycia, należy opacować dodatkowy zestaw testów. </text:span></text:p>
      <text:p text:style-name="P60"><text:span text:style-name="T57">Scenariusze oparte, na przypadku B lub C </text:span><text:span text:style-name="T41">nie są</text:span><text:span text:style-name="T58"> uznawane za zakończone dopóki nie zostanie wykonana komenda </text:span><text:span text:style-name="T39">$ </text:span><text:span text:style-name="T40">obci srv_kill</text:span><text:span text:style-name="T58">.</text:span></text:p>
      <text:p text:style-name="P52"><text:s/></text:p>
      <text:p text:style-name="P41">P<text:span text:style-name="T33">owyższe przypadki</text:span> są wplecione w poszczególne scenariusze testowe.</text:p>
      <text:p text:style-name="P129"/>
      <text:p text:style-name="P137">1. Rejestracja logów</text:p>
      <text:p text:style-name="P32"/>
      <text:p text:style-name="P94">Specyfikajca</text:p>
      <text:p text:style-name="P27">Logi zapisywane są w folderze ~/.obci/logs</text:p>
      <text:p text:style-name="P35">Przy każdym uruchomieniu obci_server tworzony jest nowy folder w ~/.obci/logs. <text:span text:style-name="T18">W folderze tworzony jest plik bazodanowy sqlite z logami obci_server-a. Ponadto, dla każdego uruchomionego </text:span>w obci<text:span text:style-name="T14"> eksperymentu tworzony jest w tym folderze plik bazodanowy. </text:span>W<text:span text:style-name="T14"> plikach zapisywane są informacje o działaniu systemu. Jeżeli jednocześnie uruchomiony został </text:span>S<text:span text:style-name="T14">varog, </text:span>wtedy <text:span text:style-name="T14">w tym samym folderze, w pliku svarog.logs.sqlite zapisywane </text:span>są<text:span text:style-name="T14"> informacje o działaniu systemu Svarog. Po zamknięciu obci_server (obci srv_kill)</text:span> <text:span text:style-name="T14">scalona zawartość wszystkich wygenerowanych plików jest dopisywana do pliku ~/.obci/logs/logs.sqlite, a nowy folder usuwany razem z całą zawartością.</text:span></text:p>
      <text:p text:style-name="P35"/>
      <text:p text:style-name="P33">Jeżeli po zamknięciu obci_server Svarog pozostanie uruchomiony, kolejne logi będą zapisywane w pliku ~/.obci/logs/svarog.log. <text:span text:style-name="T20">Te informacje nie zostaną dodane do pliku logs.sqlite po zamknięciu Svaroga.</text:span></text:p>
      <text:p text:style-name="P31"/>
      <text:p text:style-name="P30">Jeżeli Svarog został uruchomiony samodzielnie <text:span text:style-name="T15">(bez obci_server)</text:span>, logi będą zapisywane w pliku ~/.obci/<text:span text:style-name="T15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30"/>
      <text:p text:style-name="P74">Logi są zapisywane w <text:span text:style-name="T9">formacie</text:span> sqlite. Można je przeglądać, np. <text:span text:style-name="T8">p</text:span>rogramem sqliteman.</text:p>
      <text:p text:style-name="P77">Kiedy obci_server nie jest uruchomiony logi ze Svarog-a zapisywane są w formacie tekstowym.</text:p>
      <text:p text:style-name="P74"/>
      <text:p text:style-name="P93">Cel testów</text:p>
      <text:p text:style-name="P68">Weryfikacja poprawności <text:span text:style-name="T15">rejestracji logów na podstawie powyższego opisu.</text:span></text:p>
      <text:p text:style-name="P68"/>
      <text:p text:style-name="P90">Założenia początkowe</text:p>
      <text:p text:style-name="P69">Testy przeprowadzane są na komputerze z systemem Ubuntu16.04, z zainstalowanymi pakietami obci i Svarog.</text:p>
      <text:p text:style-name="P69"/>
      <text:p text:style-name="P90">Kryterium akcpetacji testów</text:p>
      <text:p text:style-name="P72">- przejście wszystkich testów jednostkowych</text:p>
      <text:p text:style-name="P72">- zawartości folderu ~/.obci/logs po przeprowadzeniu testów zgodna z oczekiwaniami.</text:p>
      <text:p text:style-name="P16"/>
      <text:p text:style-name="P16"/>
      <text:p text:style-name="P144">Scenariusze testowe</text:p>
      <text:p text:style-name="P120"/>
      <text:p text:style-name="P108"><text:a xlink:type="simple" xlink:href="#11" text:style-name="Internet_20_link"><text:span text:style-name="T36">1.</text:span></text:a><text:a xlink:type="simple" xlink:href="#11" text:style-name="Internet_20_link">1 Test rejestracji logów Svarog-a uruchomionego samodzielnie.</text:a></text:p>
      <text:p text:style-name="P108"><text:a xlink:type="simple" xlink:href="#12" text:style-name="Internet_20_link"><text:span text:style-name="T36">1.</text:span></text:a><text:a xlink:type="simple" xlink:href="#12" text:style-name="Internet_20_link">2 Test rejestracji logów obci_</text:a><text:a xlink:type="simple" xlink:href="#12" text:style-name="Internet_20_link"><text:span text:style-name="T37">srv</text:span></text:a><text:a xlink:type="simple" xlink:href="#12" text:style-name="Internet_20_link">.</text:a></text:p>
      <text:p text:style-name="P110"><text:a xlink:type="simple" xlink:href="#13" text:style-name="Internet_20_link">1.3 Test rejestracji logów obci </text:a><text:a xlink:type="simple" xlink:href="#13" text:style-name="Internet_20_link"><text:span text:style-name="T44">gui</text:span></text:a><text:a xlink:type="simple" xlink:href="#13" text:style-name="Internet_20_link">.</text:a></text:p>
      <text:p text:style-name="P111"><text:a xlink:type="simple" xlink:href="#14" text:style-name="Internet_20_link"><text:span text:style-name="T36">1.4</text:span></text:a><text:a xlink:type="simple" xlink:href="#14" text:style-name="Internet_20_link"> Test rejestracji logów po podpięciu Svarog-a pod uruchomiony scenariusz </text:a><text:a xlink:type="simple" xlink:href="#14" text:style-name="Internet_20_link"><text:span text:style-name="T44">w obci gui</text:span></text:a></text:p>
      <text:p text:style-name="P109"><text:a xlink:type="simple" xlink:href="#15" text:style-name="Internet_20_link"><text:span text:style-name="T36">1.5</text:span></text:a><text:a xlink:type="simple" xlink:href="#15" text:style-name="Internet_20_link"> Test </text:a><text:a xlink:type="simple" xlink:href="#15" text:style-name="Internet_20_link"><text:span text:style-name="T29">rejestracji logów po uruchomieniu scenariusza z poziomu Svarog-a</text:span></text:a></text:p>
      <text:p text:style-name="P108"/>
      <text:p text:style-name="P112">Kolejne testy zakładają, że efekty kolejnych kroków scenariuszy 1.4 i 1.5 były identyczne.</text:p>
      <text:p text:style-name="P113"><text:span text:style-name="T45">W</text:span>tedy <text:span text:style-name="T45">k</text:span>olejne scenariusza – uruchomienie obci gui, scenariusza Dummy amplifier I Svaroga. Następnie: <text:span text:style-name="T45">W dalszej części nie rozpatruje się przypadku uruchamiania Svarog-a bez obci_srv.</text:span></text:p>
      <text:p text:style-name="P112">Jeżeli przewidywanym przypadkiem użycia jest uruchamianie Svarog-a bez obci_srv (w trybie offline) należy zaprojektować dla niego oddzielny zestaw testów.</text:p>
      <text:p text:style-name="P113"/>
      <text:p text:style-name="P108"><text:a xlink:type="simple" xlink:href="#16" text:style-name="Internet_20_link"><text:span text:style-name="T36">1.6</text:span></text:a><text:a xlink:type="simple" xlink:href="#16" text:style-name="Internet_20_link"> Test </text:a><text:a xlink:type="simple" xlink:href="#16" text:style-name="Internet_20_link"><text:span text:style-name="T29">rejestracji</text:span></text:a><text:a xlink:type="simple" xlink:href="#16" text:style-name="Internet_20_link"> logów po wyłączeniu obci_</text:a><text:a xlink:type="simple" xlink:href="#16" text:style-name="Internet_20_link"><text:span text:style-name="T44">gui</text:span></text:a></text:p>
      <text:p text:style-name="P61"><text:a xlink:type="simple" xlink:href="#17" text:style-name="Internet_20_link"><text:span text:style-name="T36">1.7</text:span></text:a><text:a xlink:type="simple" xlink:href="#17" text:style-name="Internet_20_link"> Test rejestracji </text:a><text:a xlink:type="simple" xlink:href="#17" text:style-name="Internet_20_link"><text:span text:style-name="T30">logów po wyłączeniu i ponownym włączeniu Svaroga.</text:span></text:a></text:p>
      <text:p text:style-name="P62"><text:a xlink:type="simple" xlink:href="#18" text:style-name="Internet_20_link"><text:span text:style-name="T36">1.8</text:span></text:a><text:a xlink:type="simple" xlink:href="#18" text:style-name="Internet_20_link"> Test rejestracj logów po wyłączeniu i ponownym włączeniu obci </text:a><text:a xlink:type="simple" xlink:href="#18" text:style-name="Internet_20_link"><text:span text:style-name="T44">gui</text:span></text:a></text:p>
      <text:p text:style-name="P64"><text:a xlink:type="simple" xlink:href="#19" text:style-name="Internet_20_link">1.</text:a><text:a xlink:type="simple" xlink:href="#19" text:style-name="Internet_20_link"><text:span text:style-name="T45">9</text:span></text:a><text:a xlink:type="simple" xlink:href="#19" text:style-name="Internet_20_link"> Test rejestracji logów </text:a><text:a xlink:type="simple" xlink:href="#19" text:style-name="Internet_20_link"><text:span text:style-name="T46">z dwóch eksperymentów uruchomionych jeden po drugim</text:span></text:a></text:p>
      <text:p text:style-name="P65"><text:a xlink:type="simple" xlink:href="#110" text:style-name="Internet_20_link"><text:span text:style-name="T36">1.</text:span></text:a><text:a xlink:type="simple" xlink:href="#110" text:style-name="Internet_20_link">1</text:a><text:a xlink:type="simple" xlink:href="#110" text:style-name="Internet_20_link"><text:span text:style-name="T46">0</text:span></text:a><text:a xlink:type="simple" xlink:href="#110" text:style-name="Internet_20_link"> Test rejestracji logów z </text:a><text:a xlink:type="simple" xlink:href="#110" text:style-name="Internet_20_link"><text:span text:style-name="T46">d</text:span></text:a><text:a xlink:type="simple" xlink:href="#110" text:style-name="Internet_20_link"><text:span text:style-name="T46">wóch</text:span></text:a><text:a xlink:type="simple" xlink:href="#110" text:style-name="Internet_20_link"> </text:a><text:a xlink:type="simple" xlink:href="#110" text:style-name="Internet_20_link"><text:span text:style-name="T38">eksperymentów uruchomionych jednocześnie</text:span></text:a></text:p>
      <text:p text:style-name="P66"><text:a xlink:type="simple" xlink:href="#111" text:style-name="Internet_20_link"><text:span text:style-name="T36">1.</text:span></text:a><text:a xlink:type="simple" xlink:href="#111" text:style-name="Internet_20_link">1</text:a><text:a xlink:type="simple" xlink:href="#111" text:style-name="Internet_20_link"><text:span text:style-name="T46">1</text:span></text:a><text:a xlink:type="simple" xlink:href="#111" text:style-name="Internet_20_link"> Test rejestracji logów z </text:a><text:a xlink:type="simple" xlink:href="#111" text:style-name="Internet_20_link"><text:span text:style-name="T38">dwóch</text:span></text:a><text:a xlink:type="simple" xlink:href="#111" text:style-name="Internet_20_link"> </text:a><text:a xlink:type="simple" xlink:href="#111" text:style-name="Internet_20_link"><text:span text:style-name="T38">eksperymentów uruchomionych jeden po drugim. Jeden uruchomiony z poziomu obci gui, drugi z poziomu Svarog-a.</text:span></text:a></text:p>
      <text:p text:style-name="P66"><text:a xlink:type="simple" xlink:href="#112" text:style-name="Internet_20_link"><text:span text:style-name="T36">1.</text:span></text:a><text:a xlink:type="simple" xlink:href="#112" text:style-name="Internet_20_link">1</text:a><text:a xlink:type="simple" xlink:href="#112" text:style-name="Internet_20_link"><text:span text:style-name="T46">2</text:span></text:a><text:a xlink:type="simple" xlink:href="#112" text:style-name="Internet_20_link"> Test rejestracji logów z </text:a><text:a xlink:type="simple" xlink:href="#112" text:style-name="Internet_20_link"><text:span text:style-name="T38">dwóch</text:span></text:a><text:a xlink:type="simple" xlink:href="#112" text:style-name="Internet_20_link"> </text:a><text:a xlink:type="simple" xlink:href="#112" text:style-name="Internet_20_link"><text:span text:style-name="T38">eksperymentów uruchomionych jednocześnie. Jeden uruchomiony z poziomu obci, drugi z poziomu Svaroga.</text:span></text:a></text:p>
      <text:p text:style-name="P63"><text:a xlink:type="simple" xlink:href="#113" text:style-name="Internet_20_link"><text:span text:style-name="T36">1.13</text:span></text:a><text:a xlink:type="simple" xlink:href="#113" text:style-name="Internet_20_link"> Test rejestracji logów dla długiego eksperymentu </text:a><text:a xlink:type="simple" xlink:href="#113" text:style-name="Internet_20_link"><text:span text:style-name="T31">(~16 h)</text:span></text:a><text:a xlink:type="simple" xlink:href="#113" text:style-name="Internet_20_link">.</text:a></text:p>
      <text:p text:style-name="P67"/>
      <text:p text:style-name="P36">Po wykonaniu <text:span text:style-name="T9">każdego </text:span>scenariusza należy przejrzeć zawartość katalogu ~/.obci/<text:span text:style-name="T9">logs</text:span>. Porównać ją z oczekiwanym rezultatem. <text:span text:style-name="T29">Przed uruchomieniem kolejnego scenariusza należy usunąć zawartość katalogu ~/.obci/logs.</text:span></text:p>
      <text:p text:style-name="P76"/>
      <text:p text:style-name="P95"/>
      <text:p text:style-name="P141">Podstawowe <text:span text:style-name="T45">etapy</text:span> <text:span text:style-name="T43">poszczególnych </text:span>scenariusz<text:span text:style-name="T43">y</text:span> testowych:</text:p>
      <text:p text:style-name="P78"/>
      <text:p text:style-name="P132"><text:bookmark text:name="11"/><text:span text:style-name="T3">1.</text:span><text:span text:style-name="T2">1</text:span> Test rejestracji logów Svaroga uruchomionego samodzielnie.</text:p>
      <text:p text:style-name="P80"/>
      <text:p text:style-name="P79">A. Uruchom<text:span text:style-name="T50">ienie</text:span> Svarog-a i wczyta<text:span text:style-name="T50">nie</text:span> sygnał<text:span text:style-name="T50">u</text:span> testow<text:span text:style-name="T50">ego</text:span></text:p>
      <text:p text:style-name="P79">B. Sprawd<text:span text:style-name="T50">zenie</text:span> zawartoś<text:span text:style-name="T51">ci</text:span> katalogu ~/.obci/logs</text:p>
      <text:p text:style-name="P79">C. Zamk<text:span text:style-name="T50">nięcie</text:span> Svarog-a</text:p>
      <text:p text:style-name="P79">D. Sprawd<text:span text:style-name="T50">zenie</text:span> zawartoś<text:span text:style-name="T51">ci</text:span> katalogu ~/.obci/logs</text:p>
      <text:p text:style-name="P79"/>
      <text:p text:style-name="P132"><text:bookmark text:name="12"/><text:span text:style-name="T3">1.</text:span><text:span text:style-name="T2">2</text:span> Test rejestracji logów obci_<text:span text:style-name="T37">srv</text:span>.</text:p>
      <text:p text:style-name="P82"/>
      <text:p text:style-name="P79">A. Uruchom<text:span text:style-name="T51">ienie</text:span> obci <text:span text:style-name="T42">gui</text:span></text:p>
      <text:p text:style-name="P79">B. Sprawd<text:span text:style-name="T51">zenie</text:span> zawartoś<text:span text:style-name="T51">ci</text:span> katalogu ~/.obci/logs</text:p>
      <text:p text:style-name="P79">C. Zamkni<text:span text:style-name="T51">ęcie</text:span> obci <text:span text:style-name="T42">gui</text:span> <text:span text:style-name="T42">i</text:span> obci_sr<text:span text:style-name="T42">v</text:span></text:p>
      <text:p text:style-name="P79">D. <text:span text:style-name="T42">Sprawdzenie zawartość katalogu ~/.obci/logs</text:span></text:p>
      <text:p text:style-name="P82"/>
      <text:p text:style-name="P132"><text:bookmark text:name="13"/><text:span text:style-name="T3">1.3</text:span> Test rejestracji logów obci <text:span text:style-name="T47">gui</text:span></text:p>
      <text:p text:style-name="P132"/>
      <text:p text:style-name="P79">A. Uruchom<text:span text:style-name="T51">ienie</text:span> obci <text:span text:style-name="T42">gui</text:span> <text:span text:style-name="T42">oraz</text:span> scenariusz<text:span text:style-name="T51">a</text:span> Dummy amplifier</text:p>
      <text:p text:style-name="P79">B. Sprawd<text:span text:style-name="T51">zenie</text:span> zawartoś<text:span text:style-name="T51">ci</text:span> katalogu ~/.obci/logs</text:p>
      <text:p text:style-name="P79">C. Przerw<text:span text:style-name="T51">anie</text:span> scenariusz<text:span text:style-name="T51">a</text:span> Dummy amplifier, zamkni<text:span text:style-name="T51">ęcie</text:span> obci <text:span text:style-name="T42">gui i obci_srv</text:span></text:p>
      <text:p text:style-name="P79"><text:span text:style-name="T42">D</text:span>. Sprawd<text:span text:style-name="T51">zenie</text:span> zawartoś<text:span text:style-name="T51">ci</text:span> katalogu ~/.obci/logs</text:p>
      <text:p text:style-name="P79"/>
      <text:p text:style-name="P134"><text:bookmark text:name="14"/><text:span text:style-name="T4">1.4</text:span> Test rejestracji logów po pod<text:span text:style-name="T55">łączeniu</text:span> Svarog-a pod <text:span text:style-name="T55">scenariusz</text:span> uruchomiony <text:span text:style-name="T44">w obci gui</text:span></text:p>
      <text:p text:style-name="P85"/>
      <text:p text:style-name="P85">A. Uruchom<text:span text:style-name="T51">ienie</text:span> obci gui oraz scenariusz<text:span text:style-name="T51">a</text:span> Dummy Amplifier</text:p>
      <text:p text:style-name="P85">B. Uruchom<text:span text:style-name="T51">ienie</text:span> Svarog-a ze scenariuszem Dummy amplifier</text:p>
      <text:p text:style-name="P86">C. Sprawd<text:span text:style-name="T51">zenie</text:span> zawartoś<text:span text:style-name="T51">ci</text:span> katalogu ~/.obci/logs</text:p>
      <text:p text:style-name="P86">D. Zamkni<text:span text:style-name="T51">ęcie</text:span> Svarog-a, obci gui <text:span text:style-name="T51">i</text:span> obci_srv</text:p>
      <text:p text:style-name="P86">E. Sprawd<text:span text:style-name="T51">zenie</text:span> zawartoś<text:span text:style-name="T51">ci</text:span> katalogu ~/.obci/logs</text:p>
      <text:p text:style-name="P85"/>
      <text:p text:style-name="P133"><text:bookmark text:name="15"/><text:span text:style-name="T3">1.5</text:span> Test <text:span text:style-name="T29">rejestracji logów po uruchomieniu scenariusza z poziomu Svarog-a</text:span></text:p>
      <text:p text:style-name="P83"/>
      <text:p text:style-name="P84">A. Uruchom<text:span text:style-name="T51">ienie</text:span> obci gui</text:p>
      <text:p text:style-name="P84">B. Uruchom<text:span text:style-name="T51">ienie</text:span> Svaroga ze scenariuszem Dummy amplifier</text:p>
      <text:p text:style-name="P84">C. Sprawd<text:span text:style-name="T51">zenie</text:span> zawartoś<text:span text:style-name="T51">ci</text:span> katalogu ~/.obci/logs</text:p>
      <text:p text:style-name="P84">D. Zamkni<text:span text:style-name="T51">ęcie</text:span> Svaroga, obci gui i obci_srv</text:p>
      <text:p text:style-name="P84">E. Sprawd<text:span text:style-name="T51">zenie</text:span> zawartoś<text:span text:style-name="T51">ci</text:span> katalogu ~/.obci/logs</text:p>
      <text:p text:style-name="P81"/>
      <text:p text:style-name="P133"><text:bookmark text:name="16"/><text:span text:style-name="T3">1.6</text:span> Test <text:span text:style-name="T29">rejestracji</text:span> logów po wyłączeniu obci_<text:span text:style-name="T44">gui</text:span></text:p>
      <text:p text:style-name="P54"/>
      <text:p text:style-name="P54">A. Uruchom<text:span text:style-name="T51">ienie</text:span> obci gui oraz scenariusz Dummy amplifier</text:p>
      <text:p text:style-name="P54">B. Uruchom<text:span text:style-name="T51">ienie</text:span> Svarog-a ze scenariuszem Dummy amplifier</text:p>
      <text:p text:style-name="P54">C. Wyłąc<text:span text:style-name="T51">zenie</text:span> obci gui</text:p>
      <text:p text:style-name="P54">D. Sprawd<text:span text:style-name="T51">zenie</text:span> zawartość katalogu ~/.obci/logs (gdzie loguje Svarog)</text:p>
      <text:p text:style-name="P54">E. Zamkni<text:span text:style-name="T51">ęcie</text:span> Svarog-a oraz obci_srv</text:p>
      <text:p text:style-name="P54">F. Sprawd<text:span text:style-name="T51">zenie</text:span> zawartość katalogu ~/.obci/logs</text:p>
      <text:p text:style-name="P54"/>
      <text:p text:style-name="P43"/>
      <text:p text:style-name="P142"><text:bookmark text:name="17"/><text:span text:style-name="T3">1.7</text:span> Test rejestracji <text:span text:style-name="T30">logów po wyłączeniu i ponownym włączeniu Svaroga.</text:span></text:p>
      <text:p text:style-name="P43"/>
      <text:p text:style-name="P54">A. Uruchom<text:span text:style-name="T51">ienie</text:span> obci gui oraz scenariusz<text:span text:style-name="T51">a</text:span> Dummy amplifier</text:p>
      <text:p text:style-name="P54">B. Uruchom<text:span text:style-name="T51">ienie</text:span> Svarog-a ze scenariuszem Dummy amplifier</text:p>
      <text:p text:style-name="P54">C. Wyłącz<text:span text:style-name="T51">enie</text:span> Svarog-a</text:p>
      <text:p text:style-name="P54">D. Sprawd<text:span text:style-name="T51">zenie</text:span> zawartoś<text:span text:style-name="T51">ci</text:span> katalogu ~/.obci/logs</text:p>
      <text:p text:style-name="P54">E. Włącz<text:span text:style-name="T51">enie</text:span> Svarog-a ze scenariuszem Dummy amplifier</text:p>
      <text:p text:style-name="P54">F. Sprawd<text:span text:style-name="T51">zenie</text:span> zawartoś<text:span text:style-name="T51">ci</text:span> katalogu ~/.obci/logs</text:p>
      <text:p text:style-name="P54">G. Zamkni<text:span text:style-name="T51">ęcie</text:span> Svarog-a, obci gui, obci_srv</text:p>
      <text:p text:style-name="P54">H. Sprawd<text:span text:style-name="T51">zenie</text:span> zawartoś<text:span text:style-name="T51">ci</text:span> katalogu ~/.obci/logs</text:p>
      <text:p text:style-name="P43"/>
      <text:p text:style-name="P98"><text:bookmark text:name="18"/><text:span text:style-name="T3">1.8</text:span> Test rejestracj logów po wyłączeniu i ponownym włączeniu obci <text:span text:style-name="T44">gui</text:span></text:p>
      <text:p text:style-name="P53"/>
      <text:p text:style-name="P54">A. Uruchom<text:span text:style-name="T51">ienie</text:span> obci gui oraz scenariusz<text:span text:style-name="T51">a</text:span> Dummy amplifier</text:p>
      <text:p text:style-name="P54">B. Uruchom<text:span text:style-name="T51">ienie</text:span> Svarog-a ze scenariuszem Dummy amplifier</text:p>
      <text:p text:style-name="P54">C. Wyłącz<text:span text:style-name="T51">enie</text:span> obci gui</text:p>
      <text:p text:style-name="P54">D. Sprawd<text:span text:style-name="T51">zenie</text:span> zawartość katalogu ~/.obci/logs (gdzie loguje Svarog)</text:p>
      <text:p text:style-name="P54">E. Włącz<text:span text:style-name="T51">enie</text:span> obci gui oraz scenariusz<text:span text:style-name="T51">a</text:span> Dummy amplifier</text:p>
      <text:p text:style-name="P54">F. Sprawd<text:span text:style-name="T51">zenie</text:span> zawartoś<text:span text:style-name="T51">ci</text:span> katalogu ~/.obci/logs</text:p>
      <text:p text:style-name="P54">G. Wyłącz<text:span text:style-name="T51">enie</text:span> Svarog-a, obci gui, obci_src.</text:p>
      <text:p text:style-name="P56">F. Sprawd<text:span text:style-name="T51">zenie</text:span> zawartość katalogu ~/.obci/logs</text:p>
      <text:p text:style-name="P56"/>
      <text:p text:style-name="P99"><text:bookmark text:name="19"/><text:span text:style-name="T5">1.9</text:span><text:span text:style-name="T44"> Test rejestracji logów z dwóch eksperymentów uruchomionych jeden po drugim</text:span></text:p>
      <text:p text:style-name="P49"/>
      <text:p text:style-name="P54">A. Uruchom<text:span text:style-name="T51">ienie</text:span> obci gui oraz scenariusz<text:span text:style-name="T51">a</text:span> Dummy amplifier</text:p>
      <text:p text:style-name="P54">B. Uruchom<text:span text:style-name="T51">ienie</text:span> Svarog-a ze scenariuszem Dummy amplifier</text:p>
      <text:p text:style-name="P54">C. Wyłącz<text:span text:style-name="T51">enie</text:span> Svarog-a</text:p>
      <text:p text:style-name="P54">D. Wyłącz<text:span text:style-name="T51">enie</text:span> obci gui</text:p>
      <text:p text:style-name="P54">E. Sprawd<text:span text:style-name="T51">zenie</text:span> zawartoś<text:span text:style-name="T51">ci</text:span> katalogu ~/.obci/logs</text:p>
      <text:p text:style-name="P54">F. Uruchom<text:span text:style-name="T51">ienie</text:span> obci gui oraz scenariusz<text:span text:style-name="T51">a</text:span> Dummy amplifier</text:p>
      <text:p text:style-name="P54">E. Włącz<text:span text:style-name="T51">enie</text:span> Svarog-a ze scenariuszem Dummy amplifier</text:p>
      <text:p text:style-name="P54">F. Sprawd<text:span text:style-name="T51">zenie</text:span> zawartoś<text:span text:style-name="T51">ci</text:span> katalogu ~/.obci/logs</text:p>
      <text:p text:style-name="P54">G. Zamk<text:span text:style-name="T51">nięcie </text:span>Svarog-a, obci gui, obci_srv</text:p>
      <text:p text:style-name="P54">H. Sprawd<text:span text:style-name="T51">zenie</text:span> zawartoś<text:span text:style-name="T51">ci</text:span> katalogu ~/.obci/logs</text:p>
      <text:p text:style-name="P54"/>
      <text:p text:style-name="P100"><text:bookmark text:name="110"/><text:span text:style-name="T3">1.</text:span><text:span text:style-name="T2">1</text:span><text:span text:style-name="T6">0</text:span> Test rejestracji logów z <text:span text:style-name="T46">dwóch</text:span> <text:span text:style-name="T38">eksperymentów uruchomionych jednocześnie</text:span></text:p>
      <text:p text:style-name="P49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55"><text:span text:style-name="T46">C</text:span>. Uruchom<text:span text:style-name="T51">ienie</text:span> obci gui oraz scenariusz<text:span text:style-name="T51">a</text:span> <text:span text:style-name="T46">Random</text:span> amplifier</text:p>
      <text:p text:style-name="P55"><text:span text:style-name="T46">D</text:span>. Uruchom<text:span text:style-name="T51">ienie</text:span> Svarog-a ze scenariuszem <text:span text:style-name="T46">Random</text:span> amplifier</text:p>
      <text:p text:style-name="P55">E. Sprawd<text:span text:style-name="T51">zenie</text:span> zawartoś<text:span text:style-name="T51">ci</text:span> katalogu ~/.obci/logs</text:p>
      <text:p text:style-name="P55">E. <text:span text:style-name="T46">Zamknięcie</text:span> <text:span text:style-name="T46">obci gui i </text:span>Svarog-a</text:p>
      <text:p text:style-name="P55">F. Sprawd<text:span text:style-name="T51">zenie</text:span> zawartoś<text:span text:style-name="T51">ci</text:span> katalogu ~/.obci/logs</text:p>
      <text:p text:style-name="P55">G. Zamkni<text:span text:style-name="T51">ęcie</text:span> obci_srv</text:p>
      <text:p text:style-name="P55">H. Sprawd<text:span text:style-name="T51">zenie</text:span> zawartoś<text:span text:style-name="T51">ci</text:span> katalogu ~/.obci/logs</text:p>
      <text:p text:style-name="P55"/>
      <text:p text:style-name="P101"/>
      <text:p text:style-name="P143"><text:bookmark text:name="111"/><text:span text:style-name="T3">1.</text:span><text:span text:style-name="T2">1</text:span><text:span text:style-name="T6">1</text:span> Test rejestracji logów z <text:span text:style-name="T38">dwóch</text:span> <text:span text:style-name="T38">eksperymentów uruchomionych jeden po drugim. Jeden uruchomiony z poziomu obci gui, drugi z poziomu Svarog-a.</text:span></text:p>
      <text:p text:style-name="P48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55"><text:span text:style-name="T46">C</text:span>. <text:span text:style-name="T46">Zamknięcie scenariusza Dummy amplifier w Svarog-u</text:span></text:p>
      <text:p text:style-name="P55"><text:span text:style-name="T46">D</text:span>. <text:span text:style-name="T46">Zatrzymanie scenariusza Dummy amplifier w obci gui</text:span></text:p>
      <text:p text:style-name="P55"><text:span text:style-name="T46">E</text:span>. Uruchom<text:span text:style-name="T51">ienie</text:span> <text:span text:style-name="T46">w Svarog-u</text:span> scenariusz<text:span text:style-name="T51">a</text:span> <text:span text:style-name="T46">Random</text:span> amplifier</text:p>
      <text:p text:style-name="P55">F. Sprawd<text:span text:style-name="T51">zenie</text:span> zawartoś<text:span text:style-name="T51">ci</text:span> katalogu ~/.obci/logs</text:p>
      <text:p text:style-name="P55">E. <text:span text:style-name="T46">Zamknięcie</text:span> <text:span text:style-name="T46">Svarog-a, obci gui i obci_src</text:span></text:p>
      <text:p text:style-name="P55">F. Sprawd<text:span text:style-name="T51">zenie</text:span> zawartoś<text:span text:style-name="T51">ci</text:span> katalogu ~/.obci/logs</text:p>
      <text:p text:style-name="P55"/>
      <text:p text:style-name="P101"><text:bookmark text:name="112"/><text:span text:style-name="T3">1.</text:span><text:span text:style-name="T2">1</text:span><text:span text:style-name="T6">2</text:span> Test rejestracji logów z <text:span text:style-name="T38">dwóch</text:span> <text:span text:style-name="T38">eksperymentów uruchomionych jednocześnie. Jeden uruchomiony z poziomu obci, drugi z poziomu Svaroga.</text:span></text:p>
      <text:p text:style-name="P46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55"><text:span text:style-name="T46">E</text:span>. Uruchom<text:span text:style-name="T51">ienie</text:span> <text:span text:style-name="T46">w Svarog-u</text:span> scenariusz<text:span text:style-name="T51">a</text:span> <text:span text:style-name="T46">Random</text:span> amplifier</text:p>
      <text:p text:style-name="P55">F. Sprawd<text:span text:style-name="T51">zenie</text:span> zawartoś<text:span text:style-name="T51">ci</text:span> katalogu ~/.obci/logs</text:p>
      <text:p text:style-name="P55">E. <text:span text:style-name="T46">Zamknięcie</text:span> <text:span text:style-name="T46">Svarog-a, obci gui i obci_src</text:span></text:p>
      <text:p text:style-name="P55">F. Sprawd<text:span text:style-name="T51">zenie</text:span> zawartoś<text:span text:style-name="T51">ci</text:span> katalogu ~/.obci/logs</text:p>
      <text:p text:style-name="P55"/>
      <text:p text:style-name="P98"><text:bookmark text:name="113"/><text:span text:style-name="T3">1.13</text:span> Test rejestracji logów dla długiego eksperymentu <text:span text:style-name="T31">(~16 h)</text:span>.</text:p>
      <text:p text:style-name="P87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88">C. Po ~16h sprawd<text:span text:style-name="T51">zenie</text:span> zawartoś<text:span text:style-name="T51">ci</text:span> katalogu ~/.obci/logs</text:p>
      <text:p text:style-name="P88">D. Zamkni<text:span text:style-name="T51">ęcie</text:span> Svarog-a, obci gui, obci_srv</text:p>
      <text:p text:style-name="P88">E. Sprawd<text:span text:style-name="T51">zenie</text:span> zawartoś<text:span text:style-name="T51">ci</text:span> katalogu ~/.obci/logs</text:p>
      <text:p text:style-name="P88"/>
      <text:p text:style-name="P89"/>
      <text:p text:style-name="P9"/>
      <text:p text:style-name="P138">2. Rejestracja błędów</text:p>
      <text:p text:style-name="P34"/>
      <text:p text:style-name="P103">Specyfikacja</text:p>
      <text:p text:style-name="P21"/>
      <text:p text:style-name="P21"><text:span text:style-name="T25">W specyfikacji błędem nazywany jest komunikat od loggera ze statusem Error lub nieobsłużony wyjątek. Wystąpienie b</text:span><text:span text:style-name="T21">ł</text:span><text:span text:style-name="T25">ędu</text:span><text:span text:style-name="T21"> powoduje wygenerowanie raportu (tzw. “crash report”). </text:span><text:span text:style-name="T22">Raport jest generowany z</text:span><text:span text:style-name="T26"> plików z logami. </text:span></text:p>
      <text:p text:style-name="P22"><text:span text:style-name="T25">- pliku </text:span><text:span text:style-name="T26">z logami </text:span><text:span text:style-name="T25">obci_server</text:span><text:span text:style-name="T26">a (~/.obci/logs/obci - &lt;timestamp&gt; - &lt;id&gt;</text:span><text:span text:style-name="T25">.logs.sqlite</text:span><text:span text:style-name="T26">)</text:span></text:p>
      <text:p text:style-name="P22"><text:span text:style-name="T22">- </text:span><text:span text:style-name="T26">pliku z logami eksperymentu</text:span><text:span text:style-name="T25">, w którym błąd wystąpił </text:span><text:span text:style-name="T26">(~/.obci/logs - &lt;timestamp&gt; - &lt;id&gt;.logs/...)</text:span></text:p>
      <text:p text:style-name="P21"><text:span text:style-name="T25">- pliku </text:span><text:span text:style-name="T26">~/.obci/logs/</text:span><text:span text:style-name="T25">svarog.logs.sqlite (opcjonalnie)</text:span><text:span text:style-name="T22">.</text:span></text:p>
      <text:p text:style-name="P21"/>
      <text:p text:style-name="P21"><text:span text:style-name="T22">Zawiera pełną informacja o eksperymencie, podczas którego błąd wystąpił (z dokładnością do logów </text:span><text:span text:style-name="T25">Svarog-a uruchomionego bez obci_srv</text:span><text:span text:style-name="T22">). Składany jest </text:span><text:span text:style-name="T25">do</text:span><text:span text:style-name="T22"> forma</text:span><text:span text:style-name="T25">tu</text:span><text:span text:style-name="T22"> JSON i u</text:span><text:span text:style-name="T21">mieszczany w folderze ~/.obci/crash_reports. </text:span><text:span text:style-name="T23">U</text:span><text:span text:style-name="T21">żytkownik informowany jest o wystąpieniu błędu </text:span><text:span text:style-name="T24">i pytany o zgodę na przesłanie raportu do Sentry (dedykowanego serwera). Odmowa użytkownika </text:span><text:span text:style-name="T25">powoduje usnięcie raportu.</text:span></text:p>
      <text:p text:style-name="P40"/>
      <text:p text:style-name="P18"><text:span text:style-name="T2">Cel<text:line-break/></text:span>Weryfikacja poprawności <text:span text:style-name="T27">rejestracji raportów na podstawie powyższego opisu.</text:span></text:p>
      <text:p text:style-name="P18"/>
      <text:p text:style-name="P91">Założenia początkowe</text:p>
      <text:p text:style-name="P70">Testy przeprowadzane są na komputerze z systemem Ubuntu16.04, z zainstalowanymi pakietami obci i Svarog. <text:span text:style-name="T20">Warunkiem koniecznym wygenerowania “crash report” jest pojawienie się błędu. Dlatego na potrzeby testowania systemu zapisywania błędów należy przyjąć zestaw błędów, które generowane będą celowo. </text:span></text:p>
      <text:p text:style-name="P19"/>
      <text:p text:style-name="P13">Kryterium akceptacji testów</text:p>
      <text:p text:style-name="P114"><text:span text:style-name="T20">- p</text:span>rzejście wszystkich testów jednostkowych.</text:p>
      <text:p text:style-name="P73">- zawartości folderu ~/.obci/<text:span text:style-name="T20">crash_reports</text:span> po przeprowadzeniu testów zgodna z oczekiwaniami.</text:p>
      <text:p text:style-name="P39"/>
      <text:p text:style-name="P37">Po wykonaniu <text:span text:style-name="T9">każdego </text:span>scenariusza należy przejrzeć zawartość katalogu ~/.obci/<text:span text:style-name="T27">crash_reports</text:span>. Porównać ją z oczekiwanym rezultatem. <text:s/><text:span text:style-name="T29">Przed uruchomieniem kolejnego scenariusza należy usunąć zawartość katalogu ~/.obci</text:span></text:p>
      <text:p text:style-name="P116"/>
      <text:p text:style-name="P24">Przy przeprowadzaniu testów użytkownik za każdym razem odrzuca wysyłanie raportu (testując jednocześnie scenariusz odrzucania crash reportu)</text:p>
      <text:p text:style-name="P23"/>
      <text:p text:style-name="P57">Weryfikowana jest zupełność raportu (komplet logów)</text:p>
      <text:p text:style-name="P57"/>
      <text:p text:style-name="P102"/>
      <text:p text:style-name="P58">Raven (klient do Sentry) dostaje informacje o wystąpieniu błędu (od wszystkich podpiętych pod niego <text:span text:style-name="T53">logerów i</text:span> handler przechwytujący nieobsłużone wyjątki)</text:p>
      <text:p text:style-name="P58">Następnie nadpisana metoda send Raven-a wysyła wstępny raport do obci_srv.</text:p>
      <text:p text:style-name="P58">obci_srv uzupełnia wstępny raport o towarzyszące błędowi logi ze wszystkich źródeł.</text:p>
      <text:p text:style-name="P58">Uzupełniony raport przesyłany jest do … <text:span text:style-name="T53">wyświetlający komunikat dla użytkownika.</text:span></text:p>
      <text:p text:style-name="P59">Po zgodzie na przesłanie raport uzupełniany jest o opcjonalne informacje wprowadzone przez użytkownika (mail i komunikat) i przesyłany do Senrty.</text:p>
      <text:p text:style-name="P102"/>
      <text:p text:style-name="P102"/>
      <text:p text:style-name="P102">Scenariusze testowe</text:p>
      <text:p text:style-name="P23"/>
      <text:p text:style-name="P23"/>
      <text:p text:style-name="P146"><text:soft-page-break/>Generowanie raportu w zależności od zawartości folderu ~/.obci/logs</text:p>
      <text:p text:style-name="P146"/>
      <text:p text:style-name="P148">Zagadnienie do rozważenia: odzyskiwanie sprawności systemu po wystąpieniu błędu!</text:p>
      <text:p text:style-name="P148">Obecne scenariusze przewidują, że po wystąpieniu błędu wszystkie komponenty systemu zostają zamknięte. Jeżeli dopuszczalne jest wznowienie pracy systemu bez resetu po wystąpieniu błędu należy opracować dodatkowy zestaw testów.</text:p>
      <text:p text:style-name="P147"/>
      <text:p text:style-name="P146">Testy generowania raportu:</text:p>
      <text:p text:style-name="P148">Oczekiwany efekt – raport w crash reports, wyświetlone okno dialogowe, zakończeczenie działania</text:p>
      <text:p text:style-name="P148"/>
      <text:p text:style-name="P146">2.1raport wygenerowany przez błąd w obci</text:p>
      <text:p text:style-name="P146">2.2 raport wygenerowany przez błąd w svarogu</text:p>
      <text:p text:style-name="P146"/>
      <text:p text:style-name="P146">Testy poprawności wygenerowanego <text:s/>raportu w zależności od zawartości folderu ~/.obci/logs:</text:p>
      <text:p text:style-name="P148">Oczekiwany efekt – zawartość raportu zgodna z oczekiwaniami, wyświetlone okno dialogowe</text:p>
      <text:p text:style-name="P146">2.1 svarog.logs</text:p>
      <text:p text:style-name="P146">2.2 logi obci server-a</text:p>
      <text:p text:style-name="P146">2.3 logi obci server-a i eksperymentu</text:p>
      <text:p text:style-name="P146">2.4 logi obci server-a, eksperymentu <text:span text:style-name="T59">i</text:span> <text:span text:style-name="T59">S</text:span>varog-a</text:p>
      <text:p text:style-name="P147">2.5 logi obci server-a, <text:span text:style-name="T59">zakończonego eksperymentu,</text:span> eksperymentu i Svarog-a </text:p>
      <text:p text:style-name="P147">2.2 <text:s/>logi obci server-a, <text:span text:style-name="T59">dwóch aktywnych eksperymentów,</text:span> eksperymentu i Svarog-a</text:p>
      <text:p text:style-name="P121"><text:span text:style-name="T36">2.</text:span>1 Test <text:span text:style-name="T31">generowania raportu z błędu w</text:span> Svarog-<text:span text:style-name="T31">u</text:span>. <text:span text:style-name="T31">Svarog</text:span> uruchomion<text:span text:style-name="T31">y</text:span> samodzielnie.</text:p>
      <text:p text:style-name="P121"/>
      <text:p text:style-name="P121">$ svarog</text:p>
      <text:p text:style-name="P121"/>
      <text:p text:style-name="P121"><text:span text:style-name="T36">2.</text:span>2 Test <text:span text:style-name="T31">generowania raportu z blędu w obci</text:span>. <text:span text:style-name="T31">Obci uruchomione samodzielnie.</text:span></text:p>
      <text:p text:style-name="P121"/>
      <text:p text:style-name="P121">$ obci gui</text:p>
      <text:p text:style-name="P121"/>
      <text:p text:style-name="P131"><text:span text:style-name="T36">2.</text:span>3 Test <text:span text:style-name="T31">generowania raportu z błędu w Svarog-u po uruchomieniu scenariusza z poziomu Svarog-a</text:span></text:p>
      <text:p text:style-name="P127"/>
      <text:p text:style-name="P121">$ svarog &amp; obci gui</text:p>
      <text:p text:style-name="P121"/>
      <text:p text:style-name="P130"><text:span text:style-name="T36">2.</text:span>4 Test <text:span text:style-name="T32">generowania raportu z błędu w obci</text:span> po <text:span text:style-name="T32">uruchomieniu scenariusza z poziomu Svarog-a</text:span></text:p>
      <text:p text:style-name="P122"/>
      <text:p text:style-name="P122">$ svarog &amp; obci gui</text:p>
      <text:p text:style-name="P122"/>
      <text:p text:style-name="P130"><text:span text:style-name="T36">2.5</text:span> Test <text:span text:style-name="T32">generowania raportu z błędu w Svarog-u </text:span><text:s/>po podpięciu Svarog-a pod uruchomiony scenariusz</text:p>
      <text:p text:style-name="P122"/>
      <text:p text:style-name="P122">$ obci gui <text:span text:style-name="T29">&amp; svarog</text:span></text:p>
      <text:p text:style-name="P130"><text:span text:style-name="T36">2.6</text:span> Test <text:span text:style-name="T32">generowania raportu z błędu w obci </text:span>po podpięciu Svarog-a pod uruchomiony scenariusz</text:p>
      <text:p text:style-name="P122"/>
      <text:p text:style-name="P122">$ obci gui <text:span text:style-name="T29">&amp; svarog</text:span></text:p>
      <text:p text:style-name="P45"/>
      <text:p text:style-name="P44"><text:span text:style-name="T36">2.7</text:span> Test <text:span text:style-name="T32">generowania raportu z błędu w obci</text:span> dla długiego eksperymentu <text:span text:style-name="T31">(~16? h)</text:span>.</text:p>
      <text:p text:style-name="P44"/>
      <text:p text:style-name="P47"><text:span text:style-name="T36">2.8</text:span> Test generowania raportu z błędu w obci po kilku wywołańach obci_srv i Svarog-a. </text:p>
      <text:p text:style-name="P42"/>
      <text:p text:style-name="P38">Po wykonaniu <text:span text:style-name="T9">każdego </text:span>scenariusza należy przejrzeć zawartość katalogu ~/.obci/<text:span text:style-name="T9">logs</text:span>. Porównać ją z oczekiwanym rezultatem. <text:span text:style-name="T29">Przed uruchomieniem kolejnego scenariusza należy usunąć zawartość katalogu ~/.obci</text:span></text:p>
      <text:p text:style-name="P75"><text:soft-page-break/></text:p>
      <text:p text:style-name="P96">Ad. 1</text:p>
      <text:p text:style-name="P24">Uruchom Svaroga</text:p>
      <text:p text:style-name="P24">Wywołaj błąd w Svarog-u <text:span text:style-name="T13">(propozycja – odświeżenie listy z eksperymentami bez włączonego obci)</text:span></text:p>
      <text:p text:style-name="P24">Zamknij Svaroga</text:p>
      <text:p text:style-name="P24">Przejrzyj logi i crash reports</text:p>
      <text:p text:style-name="P97"/>
      <text:p text:style-name="P97">Ad.2 </text:p>
      <text:p text:style-name="P24">Uruchom obci</text:p>
      <text:p text:style-name="P24">Wywołaj błąd w obci</text:p>
      <text:p text:style-name="P24">Zamknij obci</text:p>
      <text:p text:style-name="P24">Przejrzyj logi i crash reports</text:p>
      <text:p text:style-name="P23"/>
      <text:p text:style-name="P24">Ad.3<text:span text:style-name="T12">a</text:span></text:p>
      <text:p text:style-name="P25">Uruchom obci</text:p>
      <text:p text:style-name="P26">Uruchom Svarog-a</text:p>
      <text:p text:style-name="P26">Wybierz sygnał</text:p>
      <text:p text:style-name="P26">Wywołaj błąd w działającym obci</text:p>
      <text:p text:style-name="P26">Zamknij wszystko</text:p>
      <text:p text:style-name="P26">Przejrzyj logi</text:p>
      <text:p text:style-name="P26"/>
      <text:p text:style-name="P50">obci:</text:p>
      <text:p text:style-name="P50">Błędny parametr - </text:p>
      <text:p text:style-name="P50"/>
      <text:p text:style-name="P128"><text:span text:style-name="T19">svarog</text:span><text:span text:style-name="Source_20_Text">http</text:span></text:p>
      <text:p text:style-name="P50"/>
      <text:p text:style-name="P50">offline – <text:span text:style-name="T35">zmiana uprawnień do pliku</text:span></text:p>
      <text:p text:style-name="P51">online - </text:p>
      <text:p text:style-name="P139">3. Wysyłanie informacji o błędach</text:p>
      <text:p text:style-name="P104"/>
      <text:p text:style-name="P107">Specyfikacja</text:p>
      <text:p text:style-name="P105">Po wystąpieniu błędu raport <text:span text:style-name="T54">w formacie JSON</text:span>umieszczany jest w folderze ~/.obci/crash_reports. <text:span text:style-name="T17">Następnie</text:span> wyświetlane jest okno dialogowe z informacją o wystąpieniu błędu i pytaniem o pozwolenie na przesłanie raportu do Sentry. Jeżeli użytkownik odmówi raport <text:span text:style-name="T54">zostaje usunięty</text:span>. Jeżeli użytkownik zezwoli na wysłanie, raport <text:span text:style-name="T18">zostaje uzupełniony o opcjonalne informacje wprowadzone przez użytkownika (mail i komunikat), a następnie</text:span> zostaje przeniesiony do folderu ~/.obci/crash_reports_to_send. <text:span text:style-name="T17">Po pomyślnym wysłaniu</text:span> raport zostani<text:span text:style-name="T17">e </text:span>usunięty z komputera użytkownika. Jeżeli z jakiegoś powodu nie można wysłać raportu (np. brak połączenia z internetem lub odmowa serwera) raport pozostaje w folderze ~/.obci/crash_reports_to_send. <text:span text:style-name="T17">Po upływie … / po … próbach raport zostaje przeniesiony do folderu ~/.obci/crash_reports_send_failed, a system przestaje podejmować próby wysłania. </text:span></text:p>
      <text:p text:style-name="P106">Breadcrumbs – eksperyment, svarog i całość obci_srv</text:p>
      <text:p text:style-name="P104"/>
      <text:p text:style-name="P12">Cel</text:p>
      <text:p text:style-name="P17">Weryfikacja poprawności działania mechanizmu <text:span text:style-name="T7">przesyłania</text:span> błędów <text:span text:style-name="T27">na podstawie powyższego opisu</text:span>.</text:p>
      <text:p text:style-name="P20"/>
      <text:p text:style-name="P92">Założenia początkowe</text:p>
      <text:p text:style-name="P71">Testy przeprowadzane są na komputerze z systemem Ubuntu16.04, z zainstalowanymi pakietami obci i Svarog. <text:span text:style-name="T20">Warunkiem koniecznym wygenerowania “crash report” jest pojawienie się błędu. Dlatego na potrzeby testowania systemu zapisywania błędów należy przyjąć zestaw błędów, które generowane będą celowo. </text:span></text:p>
      <text:p text:style-name="P118"/>
      <text:p text:style-name="P11">Kryterium akceptacji testów</text:p>
      <text:p text:style-name="P10"><text:span text:style-name="T9">Przejście wszystkich testów jednostkowych. </text:span>Wszystkie “<text:span text:style-name="T7">crash report”</text:span> zostały przesłane do Sentry, jeżeli użytkownik nie zażądał inaczej. <text:span text:style-name="T7">Raporty nie przesłane (czy to z woli użytkownika, czy z powodu braku połączenia z internetem) znajdują się w przewidzianym na to miejscu.</text:span></text:p>
      <text:p text:style-name="P124"/>
      <text:p text:style-name="P8">Scenariusze testowe:</text:p>
      <text:p text:style-name="P8"/>
      <text:p text:style-name="P5"><text:span text:style-name="T36">3.</text:span>1 Po wystąpieniu błędu użytkownik anuluje wysyłanie</text:p>
      <text:p text:style-name="P5"><text:span text:style-name="T36">3.</text:span>2 Po wystąpieniu błędu użytkownik wysyła raport <text:span text:style-name="T34">bez dodatkowych informacji</text:span></text:p>
      <text:p text:style-name="P6"><text:span text:style-name="T36">3.</text:span>3 Po wystąpieniu błędu użytkownik wysyła raport z mail-em</text:p>
      <text:p text:style-name="P6"><text:span text:style-name="T36">3.</text:span>4 Po wystąpieniu błędu użytkownik wysyła raport z mail-em i dodatkową informacją.</text:p>
      <text:p text:style-name="P5"/>
      <text:p text:style-name="P5"><text:span text:style-name="T36">3.5</text:span> Po wystąpieniu błędu użytko<text:span text:style-name="T34">w</text:span>nik wysyła raport (brak połączenia z internetem)</text:p>
      <text:p text:style-name="P6"><text:span text:style-name="T36">3.</text:span>6 Odzyskanie połączenia z internetem.</text:p>
      <text:p text:style-name="P6"/>
      <text:p text:style-name="P6"><text:span text:style-name="T36">3.</text:span>7 Po wystąpieniu błędu użytkownik wysyła raport (odmowa serwera Sentry)</text:p>
      <text:p text:style-name="P6"><text:span text:style-name="T36">3.</text:span>8 Uzyskanie zgody serwera.</text:p>
      <text:p text:style-name="P6"/>
      <text:p text:style-name="P6"><text:span text:style-name="T36">3.</text:span>9 Uzytkownik wielkokrotnie anuluje wysyłanie.</text:p>
      <text:p text:style-name="P6"><text:span text:style-name="T36">3.</text:span>10 Użytkownik wysyła raport z błędu, który wystąpił pod koniec realizacji długiego eksperymentu.</text:p>
      <text:p text:style-name="P6"/>
      <text:p text:style-name="P6"><text:span text:style-name="T36">3.</text:span>11 Test przeniesienia raportu do crash_reports_send_failed.</text:p>
      <text:p text:style-name="P6"/>
      <text:p text:style-name="P7">Po przeprowadzeniu każdego ze scenariuszy należy przejrzeć zawartość katalogów ./obci/crash_reports, ~/.obci/crash_reports_to_send, ~/.obci/crash_reports_send_failed. Porównać <text:s/><text:soft-page-break/>ją z oczekiwanym rezultatem. <text:span text:style-name="T34">Przed uruchomieniem kolejengo scenariusza należy usunąć zawartość folderu ~/.obci</text:span></text:p>
      <text:p text:style-name="P2"/>
      <text:p text:style-name="P140"><text:span text:style-name="T8">Pytania</text:span>:</text:p>
      <text:p text:style-name="P1"/>
      <text:p text:style-name="P1">Co dokładnie dziejej się z niezgłoszonymi raportami? Jak długo i jak często użytkownik ma anulować wysyłanie, żeby przestał być o nie pytany?</text:p>
      <text:p text:style-name="P1"/>
      <text:p text:style-name="P3">Uwagi:</text:p>
      <text:p text:style-name="P3"/>
      <text:p text:style-name="P3">Obecnie <text:span text:style-name="T18">aktywne</text:span> są dwa systemy logowania – stary tekstowy i nowy – bazodanowy. Przed rozpoczęciem testów najlepiej usunąć stary system logowania.</text:p>
      <text:p text:style-name="P4"/>
      <text:p text:style-name="P4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4.2.8.2$Linux_X86_64 LibreOffice_project/420m0$Build-2</meta:generator>
    <meta:editing-duration>PT5H43M47S</meta:editing-duration>
    <meta:editing-cycles>26</meta:editing-cycles>
    <dc:date>2016-12-10T16:20:29.198318019</dc:date>
    <meta:document-statistic meta:table-count="0" meta:image-count="0" meta:object-count="0" meta:page-count="12" meta:paragraph-count="251" meta:word-count="2353" meta:character-count="18055" meta:non-whitespace-character-count="15926"/>
  </office:meta>
</office:document-meta>
</file>